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04754b"/>
    </style:style>
    <style:style style:name="P2" style:family="paragraph" style:parent-style-name="Heading_20_2">
      <style:text-properties officeooo:paragraph-rsid="00048c4f"/>
    </style:style>
    <style:style style:name="P3" style:family="paragraph" style:parent-style-name="Heading_20_3">
      <style:text-properties officeooo:rsid="0004754b"/>
    </style:style>
    <style:style style:name="P4" style:family="paragraph" style:parent-style-name="Heading_20_3">
      <style:text-properties officeooo:paragraph-rsid="00048c4f"/>
    </style:style>
    <style:style style:name="P5" style:family="paragraph" style:parent-style-name="Horizontal_20_Line">
      <style:text-properties officeooo:paragraph-rsid="00048c4f"/>
    </style:style>
    <style:style style:name="P6" style:family="paragraph" style:parent-style-name="Standard">
      <style:text-properties style:text-underline-style="solid" style:text-underline-width="auto" style:text-underline-color="font-color" officeooo:rsid="0004037e" officeooo:paragraph-rsid="0004037e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1">
      <style:text-properties officeooo:rsid="0004754b" officeooo:paragraph-rsid="0004754b"/>
    </style:style>
    <style:style style:name="P13" style:family="paragraph" style:parent-style-name="Text_20_body" style:list-style-name="L7"/>
    <style:style style:name="P14" style:family="paragraph" style:parent-style-name="Text_20_body">
      <style:text-properties officeooo:paragraph-rsid="00048c4f"/>
    </style:style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P19" style:family="paragraph" style:parent-style-name="Text_20_body" style:list-style-name="L12"/>
    <style:style style:name="T1" style:family="text">
      <style:text-properties officeooo:rsid="0004037e"/>
    </style:style>
    <style:style style:name="T2" style:family="text">
      <style:text-properties officeooo:rsid="0004754b"/>
    </style:style>
    <style:style style:name="T3" style:family="text">
      <style:text-properties officeooo:rsid="00048c4f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<text:span text:style-name="T1">1. </text:span><text:span text:style-name="Strong_20_Emphasis"><text:span text:style-name="T1">Planificación</text:span></text:span></text:h>
      <text:h text:style-name="P4" text:outline-level="3"><text:span text:style-name="Strong_20_Emphasis"><text:span text:style-name="T2">Objetivo del Software</text:span></text:span></text:h>
      <text:p text:style-name="Text_20_body">Desarrollar un sistema contable web que permita a un usuario gestionar sus ingresos y gastos, generando reportes, categorizando transacciones, conectando con tarjetas bancarias y ofreciendo notificaciones y consejos financieros. Además, incluirá un calendario financiero para mejorar la planificación del dinero.</text:p>
      <text:h text:style-name="Heading_20_3" text:outline-level="3"><text:span text:style-name="Strong_20_Emphasis">Tecnologías</text:span></text:h>
      <text:list text:style-name="L7">
        <text:list-item>
          <text:p text:style-name="P13"><text:span text:style-name="Strong_20_Emphasis">Backend:</text:span> Python con Flask.</text:p>
        </text:list-item>
        <text:list-item>
          <text:p text:style-name="P13"><text:span text:style-name="Strong_20_Emphasis">Base de Datos:</text:span> MySQL.</text:p>
        </text:list-item>
        <text:list-item>
          <text:p text:style-name="P13"><text:span text:style-name="Strong_20_Emphasis">Arquitectura:</text:span> Microservicios.</text:p>
        </text:list-item>
        <text:list-item>
          <text:p text:style-name="P13"><text:span text:style-name="Strong_20_Emphasis">Integraciones:</text:span> API de Google (para obtener información del usuario).</text:p>
        </text:list-item>
      </text:list>
      <text:h text:style-name="P1" text:outline-level="2"><text:span text:style-name="Strong_20_Emphasis">Plan de Desarrollo</text:span></text:h>
      <text:h text:style-name="Heading_20_3" text:outline-level="3"><text:span text:style-name="Strong_20_Emphasis">Fase 1: Planificación y Diseño (1-2 semanas)</text:span></text:h>
      <text:p text:style-name="Text_20_body"><text:span text:style-name="Strong_20_Emphasis">Tareas</text:span><text:line-break/>Definir la estructura de los microservicios.<text:line-break/>Diseñar la base de datos (tablas: usuarios, transacciones, categorías, reportes, etc.).<text:line-break/>Definir endpoints de la API REST.<text:line-break/>Elegir tecnologías para notificaciones y conexión con tarjetas.</text:p>
      <text:h text:style-name="P3" text:outline-level="3"><text:span text:style-name="Strong_20_Emphasis">Fase 2: Desarrollo Backend - Microservicios (4-6 semanas)</text:span></text:h>
      <text:p text:style-name="Text_20_body"><text:s/><text:span text:style-name="Strong_20_Emphasis">Tareas</text:span><text:line-break/> Microservicio de Autenticación (Login con API de Google).<text:line-break/> Microservicio de Transacciones (Registrar ingresos/gastos, editar, eliminar).<text:line-break/> Microservicio de Categorías (Crear, modificar, asignar categorías).<text:line-break/> Microservicio de Reportes (Generación de gráficos y estadísticas).<text:line-break/> Microservicio de Notificaciones (Alertas y consejos financieros).<text:line-break/> Microservicio de Conexión con tarjetas (Integración con API bancaria).<text:line-break/> Microservicio de Calendario financiero (Planificación de pagos y ahorros).</text:p>
      <text:h text:style-name="P3" text:outline-level="3"><text:span text:style-name="Strong_20_Emphasis">Fase 3: Desarrollo Frontend y API Gateway (4-5 semanas)</text:span></text:h>
      <text:p text:style-name="P14"><text:s/><text:span text:style-name="Strong_20_Emphasis">Tareas</text:span><text:line-break/> Diseñar la interfaz web (HTML, CSS o usar React/Vue).<text:line-break/> Conectar el frontend con los microservicios.<text:line-break/> Implementar API Gateway para gestionar la comunicación entre microservicios.</text:p>
      <text:h text:style-name="P3" text:outline-level="3"><text:soft-page-break/><text:span text:style-name="Strong_20_Emphasis"/></text:h>
      <text:h text:style-name="P3" text:outline-level="3"><text:span text:style-name="Strong_20_Emphasis">Fase 4: Pruebas y Optimización (2-3 semanas)</text:span></text:h>
      <text:p text:style-name="Text_20_body"><text:s/><text:span text:style-name="Strong_20_Emphasis">Tareas</text:span><text:line-break/> Pruebas unitarias para cada microservicio.<text:line-break/> Pruebas de integración entre backend y frontend.<text:line-break/> Pruebas de rendimiento (optimización de consultas SQL).</text:p>
      <text:h text:style-name="P3" text:outline-level="3"><text:span text:style-name="Strong_20_Emphasis">Fase 5: Despliegue y Mantenimiento (2 semanas)</text:span></text:h>
      <text:p text:style-name="Text_20_body"><text:s/><text:span text:style-name="Strong_20_Emphasis">Tareas</text:span><text:line-break/> Desplegar backend en un servidor (Heroku, AWS o Render).<text:line-break/> Implementar base de datos en un servidor remoto.<text:line-break/> Monitorizar el sistema para mejoras y corrección de errores.</text:p>
      <text:p text:style-name="P5"/>
      <text:h text:style-name="P2" text:outline-level="2"><text:span text:style-name="Strong_20_Emphasis">2. Análisis de Requerimientos</text:span></text:h>
      <text:h text:style-name="Heading_20_3" text:outline-level="3"><text:span text:style-name="Strong_20_Emphasis">Requerimientos Funcionales</text:span></text:h>
      <text:p text:style-name="Text_20_body"><text:s/>Registrar ingresos y gastos.<text:line-break/> Editar y eliminar transacciones.<text:line-break/> Ver historial de transacciones.<text:line-break/> Categorizar gastos e ingresos.<text:line-break/> Generar reportes y gráficos de finanzas.<text:line-break/> Conectar con tarjetas bancarias.<text:line-break/> Enviar notificaciones y consejos sobre hábitos financieros.<text:line-break/> Incluir un calendario financiero para planificación de pagos y ahorros.<text:line-break/> Autenticación mediante API de Google.</text:p>
      <text:h text:style-name="Heading_20_3" text:outline-level="3"><text:span text:style-name="Strong_20_Emphasis">Requerimientos No Funcionales</text:span></text:h>
      <text:p text:style-name="Text_20_body"><text:s/><text:span text:style-name="Strong_20_Emphasis">Seguridad:</text:span> Cifrado de contraseñas y tokens de autenticación.<text:line-break/> <text:span text:style-name="Strong_20_Emphasis">Escalabilidad:</text:span> Uso de microservicios para dividir funcionalidades.<text:line-break/> <text:span text:style-name="Strong_20_Emphasis">Rendimiento:</text:span> Optimización de consultas SQL y almacenamiento en caché.<text:line-break/> <text:span text:style-name="Strong_20_Emphasis">Disponibilidad:</text:span> Despliegue en la nube con backups automáticos.</text:p>
      <text:h text:style-name="Heading_20_3" text:outline-level="3"><text:span text:style-name="Strong_20_Emphasis">Base de Datos (MySQL)</text:span></text:h>
      <text:p text:style-name="Text_20_body">Se crearán las siguientes tablas:</text:p>
      <text:list text:style-name="L8">
        <text:list-item>
          <text:p text:style-name="P15"><text:span text:style-name="Strong_20_Emphasis">Usuarios</text:span> (id, nombre, email, foto_perfil, id_google).</text:p>
        </text:list-item>
        <text:list-item>
          <text:p text:style-name="P15"><text:span text:style-name="Strong_20_Emphasis">Transacciones</text:span> (id, usuario_id, monto, fecha, categoría_id, tipo [ingreso/gasto]).</text:p>
        </text:list-item>
        <text:list-item>
          <text:p text:style-name="P15"><text:span text:style-name="Strong_20_Emphasis">Categorías</text:span> (id, usuario_id, nombre, color).</text:p>
        </text:list-item>
        <text:list-item>
          <text:p text:style-name="P15"><text:span text:style-name="Strong_20_Emphasis">Reportes</text:span> (id, usuario_id, tipo_reporte, fecha_generación).</text:p>
        </text:list-item>
        <text:list-item>
          <text:p text:style-name="P15"><text:span text:style-name="Strong_20_Emphasis">Notificaciones</text:span> (id, usuario_id, mensaje, fecha_envío, estado).</text:p>
        </text:list-item>
        <text:list-item>
          <text:p text:style-name="P15"><text:soft-page-break/><text:span text:style-name="Strong_20_Emphasis">Tarjetas</text:span> (id, usuario_id, banco, tipo, saldo_actual).</text:p>
        </text:list-item>
        <text:list-item>
          <text:p text:style-name="P15"><text:span text:style-name="Strong_20_Emphasis">Calendario_Financiero</text:span> (id, usuario_id, evento, fecha, descripción).</text:p>
        </text:list-item>
      </text:list>
      <text:p text:style-name="Horizontal_20_Line"/>
      <text:h text:style-name="Heading_20_2" text:outline-level="2"><text:span text:style-name="Strong_20_Emphasis">3. Diseño</text:span></text:h>
      <text:h text:style-name="Heading_20_3" text:outline-level="3"><text:span text:style-name="Strong_20_Emphasis">Arquitectura</text:span></text:h>
      <text:list text:style-name="L9">
        <text:list-item>
          <text:p text:style-name="P16"><text:span text:style-name="Strong_20_Emphasis">Microservicios con Flask:</text:span></text:p>
          <text:list>
            <text:list-item>
              <text:p text:style-name="P16">Autenticación (Login con Google API).</text:p>
            </text:list-item>
            <text:list-item>
              <text:p text:style-name="P16">Gestión de transacciones (ingresos/gastos).</text:p>
            </text:list-item>
            <text:list-item>
              <text:p text:style-name="P16">Categorías de transacciones.</text:p>
            </text:list-item>
            <text:list-item>
              <text:p text:style-name="P16">Generación de reportes.</text:p>
            </text:list-item>
            <text:list-item>
              <text:p text:style-name="P16">Notificaciones y consejos financieros.</text:p>
            </text:list-item>
            <text:list-item>
              <text:p text:style-name="P16">Conexión con tarjetas bancarias.</text:p>
            </text:list-item>
            <text:list-item>
              <text:p text:style-name="P16">Calendario financiero.</text:p>
            </text:list-item>
            <text:list-item>
              <text:p text:style-name="P16">API Gateway (gestionará las peticiones y distribución de carga).</text:p>
            </text:list-item>
          </text:list>
        </text:list-item>
      </text:list>
      <text:h text:style-name="Heading_20_3" text:outline-level="3"><text:span text:style-name="Strong_20_Emphasis">Base de Datos</text:span></text:h>
      <text:list text:style-name="L10">
        <text:list-item>
          <text:p text:style-name="P17">MySQL con relaciones bien definidas.</text:p>
        </text:list-item>
        <text:list-item>
          <text:p text:style-name="P17">Índices en columnas clave para mejorar rendimiento.</text:p>
        </text:list-item>
      </text:list>
      <text:h text:style-name="Heading_20_3" text:outline-level="3"><text:span text:style-name="Strong_20_Emphasis">Interfaz Web</text:span></text:h>
      <text:list text:style-name="L11">
        <text:list-item>
          <text:p text:style-name="P18">Opción 1: HTML/CSS + Flask (más simple, pero menos interactivo).</text:p>
        </text:list-item>
        <text:list-item>
          <text:p text:style-name="P18">Opción 2: <text:span text:style-name="Strong_20_Emphasis">React.js</text:span> (más dinámico y escalable).</text:p>
        </text:list-item>
      </text:list>
      <text:h text:style-name="Heading_20_3" text:outline-level="3"><text:span text:style-name="Strong_20_Emphasis">API REST</text:span></text:h>
      <text:p text:style-name="Text_20_body">Ejemplos de endpoints:</text:p>
      <text:list text:style-name="L12">
        <text:list-item>
          <text:p text:style-name="P19"><text:span text:style-name="Source_20_Text">POST /auth/login</text:span> → Iniciar sesión con Google.</text:p>
        </text:list-item>
        <text:list-item>
          <text:p text:style-name="P19"><text:span text:style-name="Source_20_Text">GET /transactions</text:span> → Obtener lista de transacciones del usuario.</text:p>
        </text:list-item>
        <text:list-item>
          <text:p text:style-name="P19"><text:span text:style-name="Source_20_Text">POST /transactions</text:span> → Registrar un gasto o ingreso.</text:p>
        </text:list-item>
        <text:list-item>
          <text:p text:style-name="P19"><text:span text:style-name="Source_20_Text">PUT /transactions/{id}</text:span> → Editar transacción.</text:p>
        </text:list-item>
        <text:list-item>
          <text:p text:style-name="P19"><text:span text:style-name="Source_20_Text">DELETE /transactions/{id}</text:span> → Eliminar transacción.</text:p>
        </text:list-item>
        <text:list-item>
          <text:p text:style-name="P19"><text:span text:style-name="Source_20_Text">GET /reports</text:span> → Generar y obtener reportes financieros.</text:p>
        </text:list-item>
        <text:list-item>
          <text:p text:style-name="P19"><text:span text:style-name="Source_20_Text">GET /notifications</text:span> → Obtener notificaciones y consejos.</text:p>
        </text:list-item>
        <text:list-item>
          <text:p text:style-name="P19"><text:span text:style-name="Source_20_Text">GET /calendar</text:span> → Obtener eventos financieros.</text:p>
        </text:list-item>
      </text:list>
      <text:p text:style-name="Horizontal_20_Line"><text:soft-page-break/></text:p>
      <text:h text:style-name="Heading_20_2" text:outline-level="2"><text:span text:style-name="Strong_20_Emphasis">4. Implementación</text:span></text:h>
      <text:p text:style-name="Text_20_body"><text:s/><text:span text:style-name="Strong_20_Emphasis">Desarrollar los microservicios</text:span> en Flask.<text:line-break/> <text:span text:style-name="Strong_20_Emphasis">Configurar MySQL</text:span> y definir las tablas.<text:line-break/> <text:span text:style-name="Strong_20_Emphasis">Implementar la API Gateway</text:span> para gestionar peticiones.<text:line-break/> <text:span text:style-name="Strong_20_Emphasis">Construir el frontend web</text:span> con HTML/CSS o React.js.<text:line-break/> <text:span text:style-name="Strong_20_Emphasis">Integrar frontend y backend</text:span> mediante llamadas API.</text:p>
      <text:p text:style-name="Horizontal_20_Line"/>
      <text:h text:style-name="Heading_20_2" text:outline-level="2"><text:span text:style-name="Strong_20_Emphasis">5. Testeo</text:span></text:h>
      <text:p text:style-name="Text_20_body"><text:s/><text:span text:style-name="Strong_20_Emphasis">Pruebas Unitarias</text:span> → Cada microservicio será probado individualmente.<text:line-break/> <text:span text:style-name="Strong_20_Emphasis">Pruebas de Integración</text:span> → Verificar que los servicios se comuniquen bien.<text:line-break/> <text:span text:style-name="Strong_20_Emphasis">Pruebas de Carga</text:span> → Simulación de múltiples usuarios para medir rendimiento.<text:line-break/> <text:span text:style-name="Strong_20_Emphasis">Pruebas de Seguridad</text:span> → Protección contra inyecciones SQL y ataques CSRF.<text:line-break/> <text:span text:style-name="Strong_20_Emphasis">Pruebas de Usuario</text:span> → Evaluar la experiencia y usabilidad del software.</text:p>
      <text:p text:style-name="Horizontal_20_Line"/>
      <text:h text:style-name="Heading_20_2" text:outline-level="2"><text:span text:style-name="Strong_20_Emphasis">6. Despliegue y Mantenimiento</text:span></text:h>
      <text:p text:style-name="Text_20_body"><text:s/><text:span text:style-name="Strong_20_Emphasis">Subir backend a un servidor en la nube</text:span> (Heroku, AWS o Render).<text:line-break/> <text:span text:style-name="Strong_20_Emphasis">Configurar base de datos remota</text:span> con backups automáticos.<text:line-break/> <text:span text:style-name="Strong_20_Emphasis">Actualizar y mejorar funcionalidades</text:span> según el uso real.<text:line-break/> <text:span text:style-name="Strong_20_Emphasis">Monitorear logs y rendimiento</text:span> para detectar errores.</text:p>
      <text:p text:style-name="Text_20_body"><text:span text:style-name="Strong_20_Emphasis"/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10:59:34.287159580</meta:creation-date>
    <dc:date>2025-03-22T11:50:38.700919065</dc:date>
    <meta:editing-duration>PT10M12S</meta:editing-duration>
    <meta:editing-cycles>1</meta:editing-cycles>
    <meta:document-statistic meta:table-count="0" meta:image-count="0" meta:object-count="0" meta:page-count="4" meta:paragraph-count="66" meta:word-count="700" meta:character-count="5133" meta:non-whitespace-character-count="4484"/>
    <meta:generator>LibreOffice/24.2.7.2$Linux_X86_64 LibreOffice_project/420$Build-2</meta:generator>
  </office:meta>
</office:document-meta>
</file>